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cccccc" style:font-name="Arial" officeooo:rsid="0017f815" officeooo:paragraph-rsid="0017f815" fo:background-color="transparent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fo:font-weight="bold" officeooo:rsid="0017f815" officeooo:paragraph-rsid="0017f815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7f815" officeooo:paragraph-rsid="0017f81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18607b" officeooo:paragraph-rsid="0018607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220a51" officeooo:paragraph-rsid="00220a5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236699" officeooo:paragraph-rsid="0023669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17f815" officeooo:paragraph-rsid="0017f81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officeooo:rsid="0018607b" officeooo:paragraph-rsid="0018607b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italic" style:text-underline-style="none" fo:font-weight="bold" officeooo:rsid="00236699" officeooo:paragraph-rsid="00236699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style="italic" fo:font-weight="bold" officeooo:rsid="00236699" officeooo:paragraph-rsid="00236699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style="italic" fo:font-weight="bold" officeooo:rsid="0023d12e" officeooo:paragraph-rsid="0023d12e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style="italic" fo:font-weight="bold" officeooo:rsid="00245bf8" officeooo:paragraph-rsid="00245bf8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style="italic" fo:font-weight="bold" officeooo:rsid="0024e166" officeooo:paragraph-rsid="0024e166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236699" officeooo:paragraph-rsid="00236699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23d12e" officeooo:paragraph-rsid="0023d12e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245bf8" officeooo:paragraph-rsid="00245bf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245bf8" officeooo:paragraph-rsid="0024e166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24e166" officeooo:paragraph-rsid="0024e166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25621a" officeooo:paragraph-rsid="0025621a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7f815" officeooo:paragraph-rsid="0018607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7f815" officeooo:paragraph-rsid="0024e16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25ee5f" officeooo:paragraph-rsid="0025ee5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bold" officeooo:rsid="001ca6bb" officeooo:paragraph-rsid="001ca6bb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paragraph-rsid="0025ee5f"/>
    </style:style>
    <style:style style:name="P25" style:family="paragraph" style:parent-style-name="Text_20_body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7f815" officeooo:paragraph-rsid="0017f81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style:font-name="Arial" fo:font-size="12pt" fo:font-style="italic" fo:font-weight="bold" officeooo:rsid="00236699" officeooo:paragraph-rsid="00236699" style:font-size-asian="10.5pt" style:font-style-asian="italic" style:font-weight-asian="bold" style:font-size-complex="12pt" style:font-style-complex="italic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236699" officeooo:paragraph-rsid="00236699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195775" officeooo:paragraph-rsid="0023669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236699" officeooo:paragraph-rsid="00236699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245bf8"/>
    </style:style>
    <style:style style:name="T4" style:family="text">
      <style:text-properties officeooo:rsid="0024e166"/>
    </style:style>
    <style:style style:name="T5" style:family="text">
      <style:text-properties officeooo:rsid="0025621a"/>
    </style:style>
    <style:style style:name="T6" style:family="text">
      <style:text-properties style:font-style-asian="normal" style:font-style-complex="normal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25ee5f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26217f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font-name="Arial" fo:font-size="12pt" fo:letter-spacing="normal" fo:font-style="italic" fo:font-weight="normal" officeooo:rsid="0025ee5f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kumentation</text:p>
      <text:p text:style-name="P2"/>
      <text:p text:style-name="P7">Wie startet man das Projekt?</text:p>
      <text:p text:style-name="P4"/>
      <text:p text:style-name="P5">Die Applikation ist zur Anwendung auf mobilen Geräten gedacht. <text:span text:style-name="T2">Um die Applikation auf einem </text:span><text:span text:style-name="T1">Android</text:span><text:span text:style-name="T2"> System zu starten, ziehen Sie die </text:span><text:span text:style-name="T1">.apk-Datei</text:span><text:span text:style-name="T2"> auf das Gerät. Nachdem die Installationsdatei ausgeführt wurde, kann die App geöffnet werden.</text:span></text:p>
      <text:p text:style-name="P5"><text:span text:style-name="T2">Die Applikation kann auch auf </text:span><text:span text:style-name="T1">iOS</text:span><text:span text:style-name="T2"> Systemen ausgeführt werden, jedoch ist ohne Apple-Developer Account kein “einfacher” Zugriff möglich.</text:span></text:p>
      <text:p text:style-name="P4"/>
      <text:p text:style-name="P8">Welche Funktionen umfasst das Projekt und wie werden diese genutzt?</text:p>
      <text:p text:style-name="P8"/>
      <text:p text:style-name="P5">Wir unterscheiden bei der Auflistung der Funktionen zwischen den Funktionen des <text:span text:style-name="T1">Selektionsmodus</text:span>, des <text:span text:style-name="T1">Manipulationsmodus</text:span> und der <text:span text:style-name="T1">Galerie</text:span>.</text:p>
      <text:p text:style-name="P6">Im <text:span text:style-name="T1">Selektionsmodus</text:span> können Objekte durch Tippen auf den Bildschirm platziert werden. Zu den platzierbaren Objekten zählen:</text:p>
      <text:list xml:id="list4006385980" text:style-name="L1">
        <text:list-item>
          <text:p text:style-name="P27">Würfel</text:p>
        </text:list-item>
        <text:list-item>
          <text:p text:style-name="P28">Zylinder</text:p>
        </text:list-item>
        <text:list-item>
          <text:p text:style-name="P28">Kugel</text:p>
        </text:list-item>
        <text:list-item>
          <text:p text:style-name="P28">Kapsel</text:p>
        </text:list-item>
        <text:list-item>
          <text:p text:style-name="P28">Pyramide</text:p>
        </text:list-item>
        <text:list-item>
          <text:p text:style-name="P28">Kegel</text:p>
        </text:list-item>
        <text:list-item>
          <text:p text:style-name="P28">Halbkugel</text:p>
        </text:list-item>
        <text:list-item>
          <text:p text:style-name="P28">Röhre</text:p>
        </text:list-item>
        <text:list-item>
          <text:p text:style-name="P28">Ring</text:p>
        </text:list-item>
        <text:list-item>
          <text:p text:style-name="P27">Prisma</text:p>
        </text:list-item>
      </text:list>
      <text:p text:style-name="P6">Weiterhin kann durch Klicken des Screenshot-Button<text:span text:style-name="T5">s</text:span> ein Foto der Skulptur aufgenommen werden. <text:span text:style-name="T5">Über ImageTargets, die im Hauptmenü zum Download bereitgestellt werden, können Beispielskulpturen betrachtet werden, die durch Heranführen der Kamera in ihre Einzelteile zerfallen.</text:span></text:p>
      <text:p text:style-name="P6">Im <text:span text:style-name="T1">Manipulationsmodus </text:span><text:span text:style-name="T2">können Objekte auf verschiedene Wese manipuliert werden:</text:span></text:p>
      <text:p text:style-name="P14"/>
      <text:p text:style-name="P9">Selektieren</text:p>
      <text:p text:style-name="P14">Mehrere Objekte können durch Antippen der Objekte über den Touchscreen selektiert werden.</text:p>
      <text:p text:style-name="P14"/>
      <text:p text:style-name="P10">Verschieben</text:p>
      <text:p text:style-name="P14">Die Position der Objekte im Raum kann entweder durch die Bewegung des Geräts verändert werden oder durch Verwendung der Steuerkreuze.</text:p>
      <text:p text:style-name="P14"/>
      <text:p text:style-name="P10">Größe ändern</text:p>
      <text:p text:style-name="P14">Durch Auseinanderziehen von zwei Fingern auf dem Touchscreen, kann die Größe von Objekten angepasst werden.</text:p>
      <text:p text:style-name="P10"/>
      <text:p text:style-name="P26">Rotieren</text:p>
      <text:p text:style-name="P15">Weiterhin können Formen über drei zirkuläre Slider, die für die jeweilige Rotationsrichtung stehen, rotiert werden. Dazu kann man den entsprechenden Slider auf einen gewissen Rotationsgrad ziehen.</text:p>
      <text:p text:style-name="P15"/>
      <text:p text:style-name="P11">Strecken</text:p>
      <text:p text:style-name="P15">Objekte können <text:span text:style-name="T3">durch Auswahl einer von drei Achsen und Auseinanderziehen von zwei Fingern auf dem Touchscreen</text:span> in <text:span text:style-name="T3">der jewiligen Richtung</text:span> gestreckt werden.</text:p>
      <text:p text:style-name="P15"/>
      <text:p text:style-name="P12">Farbe ändern</text:p>
      <text:p text:style-name="P16">Mit Hilfe von drei Slidern kann die Farbe des Objekts nach dem RGB-Modell verändert werden. Durch einen weiteren Slider kann die Transparenz des Objekts reguliert werden.</text:p>
      <text:p text:style-name="P16"/>
      <text:p text:style-name="P12">Kopieren</text:p>
      <text:p text:style-name="P16">Durch Klicken des Kopieren-Buttons kann eine Kopie eines Objekts angelegt werden, wobei anschließend automatisch zum Werkzeug zur Verschiebung gewechselt wird.</text:p>
      <text:p text:style-name="P16"/>
      <text:p text:style-name="P13">Löschen</text:p>
      <text:p text:style-name="P17"><text:span text:style-name="T4">Darüber hinaus </text:span>können platzierte Objekte über das Klicken des Lösch-Icons <text:span text:style-name="T4">gelöscht werden.</text:span></text:p>
      <text:p text:style-name="P17"/>
      <text:p text:style-name="P18">Weiterhin steht durch das X-Icon eine Möglichkeit zur Verfügung zum Selektionsmodus zu wechseln.</text:p>
      <text:p text:style-name="P19">In der <text:span text:style-name="T1">Galerie </text:span>können die In der App geschossene Fotos verwaltet werden. Dort besteht die Möglichkeit zwischen den verschiedenen Fotos zu wechseln und die Fotos zu löschen.</text:p>
      <text:p text:style-name="P21"/>
      <text:p text:style-name="P21"/>
      <text:p text:style-name="P23">Welche externen Bibliotheken und Quellen haben Sie verwendet?</text:p>
      <text:p text:style-name="P23"/>
      <text:p text:style-name="P22">Zur Entwicklung wurde die <text:span text:style-name="T1">Vuforia Engine 9.8 </text:span><text:span text:style-name="T6">verwendet. </text:span></text:p>
      <text:p text:style-name="P24"><text:span text:style-name="T7">Um markierte Objekte durch Umrandungen deutlich zu machen, wurde das Asset </text:span><text:span text:style-name="T9">Quick Outline</text:span><text:span text:style-name="T7"> von Chris Nolet (</text:span><text:a xlink:type="simple" xlink:href="https://assetstore.unity.com/packages/tools/particles-effects/quick-outline-115488" text:style-name="Internet_20_link" text:visited-style-name="Visited_20_Internet_20_Link"><text:span text:style-name="T8">Quick Outline | Unity Asset Store</text:span></text:a><text:span text:style-name="T6"> </text:span><text:span text:style-name="T7">) verwendet.</text:span></text:p>
      <text:p text:style-name="P20"/>
      <text:p text:style-name="P25"/>
      <text:p text:style-name="P25"/>
      <text:p text:style-name="P25"/>
      <text:p text:style-name="P25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cccccc" style:font-name="Arial" officeooo:rsid="0017f815" officeooo:paragraph-rsid="0017f815" fo:background-color="transparen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an Niclas Ruppenthal</text:p>
        <text:p text:style-name="MP1">Sebastian Britner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31T10:52:26.709000000</meta:creation-date>
    <dc:date>2021-08-31T22:26:00.647000000</dc:date>
    <meta:editing-duration>PT54M35S</meta:editing-duration>
    <meta:editing-cycles>9</meta:editing-cycles>
    <meta:generator>LibreOffice/6.4.3.2$Windows_X86_64 LibreOffice_project/747b5d0ebf89f41c860ec2a39efd7cb15b54f2d8</meta:generator>
    <meta:document-statistic meta:table-count="0" meta:image-count="0" meta:object-count="0" meta:page-count="2" meta:paragraph-count="42" meta:word-count="413" meta:character-count="2911" meta:non-whitespace-character-count="2549"/>
  </office:meta>
</office:document-meta>
</file>